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30.232cm" svg:height="12.006cm" svg:x="1.432cm" svg:y="14.874cm">
            <draw:object draw:notify-on-update-of-ranges="Лист1.B5:Лист1.O5 Лист1.B12:Лист1.O12 Лист1.A5:Лист1.A5 Лист1.B7:Лист1.O7 Лист1.B12:Лист1.O12 Лист1.A11:Лист1.A11 Лист1.B13:Лист1.O13 Лист1.B12:Лист1.O12 Лист1.A8:Лист1.A8 Лист1.B10:Лист1.O10 Лист1.B12:Лист1.O12 Лист1.A14:Лист1.A14 Лист1.B16:Лист1.O16 Лист1.B12:Лист1.O12 Лист1.A17:Лист1.A17 Лист1.B19:Лист1.O19 Лист1.B12:Лист1.O12 Лист1.A20:Лист1.A20 Лист1.B22:Лист1.O22 Лист1.B12:Лист1.O12 Лист1.A23:Лист1.A23 Лист1.B25:Лист1.O25 Лист1.B12:Лист1.O12 Лист1.A26:Лист1.A26 Лист1.B28:Лист1.O28 Лист1.B12:Лист1.O12 Лист1.A29:Лист1.A29 Лист1.B31:Лист1.O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Count of querie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ray size = 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 = 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nt of clients changes from 5 to 70 with step 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chitecture: TCP.OneClient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32.24" calcext:value-type="float">
            <text:p>32,24</text:p>
          </table:table-cell>
          <table:table-cell office:value-type="float" office:value="47.535" calcext:value-type="float">
            <text:p>47,535</text:p>
          </table:table-cell>
          <table:table-cell office:value-type="float" office:value="57.643333" calcext:value-type="float">
            <text:p>57,643333</text:p>
          </table:table-cell>
          <table:table-cell office:value-type="float" office:value="79.2925" calcext:value-type="float">
            <text:p>79,2925</text:p>
          </table:table-cell>
          <table:table-cell office:value-type="float" office:value="97.314" calcext:value-type="float">
            <text:p>97,314</text:p>
          </table:table-cell>
          <table:table-cell office:value-type="float" office:value="122.065" calcext:value-type="float">
            <text:p>122,065</text:p>
          </table:table-cell>
          <table:table-cell office:value-type="float" office:value="169.844286" calcext:value-type="float">
            <text:p>169,844286</text:p>
          </table:table-cell>
          <table:table-cell office:value-type="float" office:value="168.46125" calcext:value-type="float">
            <text:p>168,46125</text:p>
          </table:table-cell>
          <table:table-cell office:value-type="float" office:value="188.242222" calcext:value-type="float">
            <text:p>188,242222</text:p>
          </table:table-cell>
          <table:table-cell office:value-type="float" office:value="232.064" calcext:value-type="float">
            <text:p>232,064</text:p>
          </table:table-cell>
          <table:table-cell office:value-type="float" office:value="251.127273" calcext:value-type="float">
            <text:p>251,127273</text:p>
          </table:table-cell>
          <table:table-cell office:value-type="float" office:value="260.388333" calcext:value-type="float">
            <text:p>260,388333</text:p>
          </table:table-cell>
          <table:table-cell office:value-type="float" office:value="287.780769" calcext:value-type="float">
            <text:p>287,780769</text:p>
          </table:table-cell>
          <table:table-cell office:value-type="float" office:value="328.902857" calcext:value-type="float">
            <text:p>328,902857</text:p>
          </table:table-cell>
        </table:table-row>
        <table:table-row table:style-name="ro1">
          <table:table-cell office:value-type="string" calcext:value-type="string">
            <text:p>Architecture: NIO.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9.7" calcext:value-type="float">
            <text:p>19,7</text:p>
          </table:table-cell>
          <table:table-cell office:value-type="float" office:value="22.115" calcext:value-type="float">
            <text:p>22,115</text:p>
          </table:table-cell>
          <table:table-cell office:value-type="float" office:value="34.63" calcext:value-type="float">
            <text:p>34,63</text:p>
          </table:table-cell>
          <table:table-cell office:value-type="float" office:value="37.1075" calcext:value-type="float">
            <text:p>37,1075</text:p>
          </table:table-cell>
          <table:table-cell office:value-type="float" office:value="47.612" calcext:value-type="float">
            <text:p>47,612</text:p>
          </table:table-cell>
          <table:table-cell office:value-type="float" office:value="61.335" calcext:value-type="float">
            <text:p>61,335</text:p>
          </table:table-cell>
          <table:table-cell office:value-type="float" office:value="95.282857" calcext:value-type="float">
            <text:p>95,282857</text:p>
          </table:table-cell>
          <table:table-cell office:value-type="float" office:value="93.18625" calcext:value-type="float">
            <text:p>93,18625</text:p>
          </table:table-cell>
          <table:table-cell office:value-type="float" office:value="123.071111" calcext:value-type="float">
            <text:p>123,071111</text:p>
          </table:table-cell>
          <table:table-cell office:value-type="float" office:value="132.229" calcext:value-type="float">
            <text:p>132,229</text:p>
          </table:table-cell>
          <table:table-cell office:value-type="float" office:value="129.134545" calcext:value-type="float">
            <text:p>129,134545</text:p>
          </table:table-cell>
          <table:table-cell office:value-type="float" office:value="129.715833" calcext:value-type="float">
            <text:p>129,715833</text:p>
          </table:table-cell>
          <table:table-cell office:value-type="float" office:value="149.449231" calcext:value-type="float">
            <text:p>149,449231</text:p>
          </table:table-cell>
          <table:table-cell office:value-type="float" office:value="131.022143" calcext:value-type="float">
            <text:p>131,022143</text:p>
          </table:table-cell>
        </table:table-row>
        <table:table-row table:style-name="ro1">
          <table:table-cell office:value-type="string" calcext:value-type="string">
            <text:p>Architecture: TCP.CachedThreadPoolServ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31.15" calcext:value-type="float">
            <text:p>31,15</text:p>
          </table:table-cell>
          <table:table-cell office:value-type="float" office:value="47.295" calcext:value-type="float">
            <text:p>47,295</text:p>
          </table:table-cell>
          <table:table-cell office:value-type="float" office:value="75.243333" calcext:value-type="float">
            <text:p>75,243333</text:p>
          </table:table-cell>
          <table:table-cell office:value-type="float" office:value="85.01" calcext:value-type="float">
            <text:p>85,01</text:p>
          </table:table-cell>
          <table:table-cell office:value-type="float" office:value="98.544" calcext:value-type="float">
            <text:p>98,544</text:p>
          </table:table-cell>
          <table:table-cell office:value-type="float" office:value="126.101667" calcext:value-type="float">
            <text:p>126,101667</text:p>
          </table:table-cell>
          <table:table-cell office:value-type="float" office:value="157.251429" calcext:value-type="float">
            <text:p>157,251429</text:p>
          </table:table-cell>
          <table:table-cell office:value-type="float" office:value="155.9125" calcext:value-type="float">
            <text:p>155,9125</text:p>
          </table:table-cell>
          <table:table-cell office:value-type="float" office:value="247.087778" calcext:value-type="float">
            <text:p>247,087778</text:p>
          </table:table-cell>
          <table:table-cell office:value-type="float" office:value="226.441" calcext:value-type="float">
            <text:p>226,441</text:p>
          </table:table-cell>
          <table:table-cell office:value-type="float" office:value="226.540909" calcext:value-type="float">
            <text:p>226,540909</text:p>
          </table:table-cell>
          <table:table-cell office:value-type="float" office:value="257.140833" calcext:value-type="float">
            <text:p>257,140833</text:p>
          </table:table-cell>
          <table:table-cell office:value-type="float" office:value="312.423077" calcext:value-type="float">
            <text:p>312,423077</text:p>
          </table:table-cell>
          <table:table-cell office:value-type="float" office:value="309.240714" calcext:value-type="float">
            <text:p>309,240714</text:p>
          </table:table-cell>
        </table:table-row>
        <table:table-row table:style-name="ro1">
          <table:table-cell office:value-type="string" calcext:value-type="string">
            <text:p>Architecture: TCP.NewQueryNewConnec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1.27" calcext:value-type="float">
            <text:p>11,27</text:p>
          </table:table-cell>
          <table:table-cell office:value-type="float" office:value="9.935" calcext:value-type="float">
            <text:p>9,935</text:p>
          </table:table-cell>
          <table:table-cell office:value-type="float" office:value="9.826667" calcext:value-type="float">
            <text:p>9,826667</text:p>
          </table:table-cell>
          <table:table-cell office:value-type="float" office:value="10.615" calcext:value-type="float">
            <text:p>10,615</text:p>
          </table:table-cell>
          <table:table-cell office:value-type="float" office:value="12.032" calcext:value-type="float">
            <text:p>12,032</text:p>
          </table:table-cell>
          <table:table-cell office:value-type="float" office:value="9.963333" calcext:value-type="float">
            <text:p>9,963333</text:p>
          </table:table-cell>
          <table:table-cell office:value-type="float" office:value="10.91" calcext:value-type="float">
            <text:p>10,91</text:p>
          </table:table-cell>
          <table:table-cell office:value-type="float" office:value="8.3925" calcext:value-type="float">
            <text:p>8,3925</text:p>
          </table:table-cell>
          <table:table-cell office:value-type="float" office:value="11.587778" calcext:value-type="float">
            <text:p>11,587778</text:p>
          </table:table-cell>
          <table:table-cell office:value-type="float" office:value="12.447" calcext:value-type="float">
            <text:p>12,447</text:p>
          </table:table-cell>
          <table:table-cell office:value-type="float" office:value="8.667273" calcext:value-type="float">
            <text:p>8,667273</text:p>
          </table:table-cell>
          <table:table-cell office:value-type="float" office:value="10.4775" calcext:value-type="float">
            <text:p>10,4775</text:p>
          </table:table-cell>
          <table:table-cell office:value-type="float" office:value="9.26" calcext:value-type="float">
            <text:p>9,26</text:p>
          </table:table-cell>
          <table:table-cell office:value-type="float" office:value="9.045" calcext:value-type="float">
            <text:p>9,045</text:p>
          </table:table-cell>
        </table:table-row>
        <table:table-row table:style-name="ro1">
          <table:table-cell office:value-type="string" calcext:value-type="string">
            <text:p>Architecture: NIO.Cach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3.35" calcext:value-type="float">
            <text:p>13,35</text:p>
          </table:table-cell>
          <table:table-cell office:value-type="float" office:value="15.18" calcext:value-type="float">
            <text:p>15,18</text:p>
          </table:table-cell>
          <table:table-cell office:value-type="float" office:value="20.986667" calcext:value-type="float">
            <text:p>20,986667</text:p>
          </table:table-cell>
          <table:table-cell office:value-type="float" office:value="22.945" calcext:value-type="float">
            <text:p>22,945</text:p>
          </table:table-cell>
          <table:table-cell office:value-type="float" office:value="25.12" calcext:value-type="float">
            <text:p>25,12</text:p>
          </table:table-cell>
          <table:table-cell office:value-type="float" office:value="33.128333" calcext:value-type="float">
            <text:p>33,128333</text:p>
          </table:table-cell>
          <table:table-cell office:value-type="float" office:value="37.692857" calcext:value-type="float">
            <text:p>37,692857</text:p>
          </table:table-cell>
          <table:table-cell office:value-type="float" office:value="45.58375" calcext:value-type="float">
            <text:p>45,58375</text:p>
          </table:table-cell>
          <table:table-cell office:value-type="float" office:value="52.438889" calcext:value-type="float">
            <text:p>52,438889</text:p>
          </table:table-cell>
          <table:table-cell office:value-type="float" office:value="53.767" calcext:value-type="float">
            <text:p>53,767</text:p>
          </table:table-cell>
          <table:table-cell office:value-type="float" office:value="56.265455" calcext:value-type="float">
            <text:p>56,265455</text:p>
          </table:table-cell>
          <table:table-cell office:value-type="float" office:value="60.0725" calcext:value-type="float">
            <text:p>60,0725</text:p>
          </table:table-cell>
          <table:table-cell office:value-type="float" office:value="65.506154" calcext:value-type="float">
            <text:p>65,506154</text:p>
          </table:table-cell>
          <table:table-cell office:value-type="float" office:value="62.857857" calcext:value-type="float">
            <text:p>62,857857</text:p>
          </table:table-cell>
        </table:table-row>
        <table:table-row table:style-name="ro1">
          <table:table-cell office:value-type="string" calcext:value-type="string">
            <text:p>Architecture: NIO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2.25" calcext:value-type="float">
            <text:p>12,25</text:p>
          </table:table-cell>
          <table:table-cell office:value-type="float" office:value="27.895" calcext:value-type="float">
            <text:p>27,895</text:p>
          </table:table-cell>
          <table:table-cell office:value-type="float" office:value="41.753333" calcext:value-type="float">
            <text:p>41,753333</text:p>
          </table:table-cell>
          <table:table-cell office:value-type="float" office:value="52.2725" calcext:value-type="float">
            <text:p>52,2725</text:p>
          </table:table-cell>
          <table:table-cell office:value-type="float" office:value="52.92" calcext:value-type="float">
            <text:p>52,92</text:p>
          </table:table-cell>
          <table:table-cell office:value-type="float" office:value="70.948333" calcext:value-type="float">
            <text:p>70,948333</text:p>
          </table:table-cell>
          <table:table-cell office:value-type="float" office:value="56.481429" calcext:value-type="float">
            <text:p>56,481429</text:p>
          </table:table-cell>
          <table:table-cell office:value-type="float" office:value="37.51125" calcext:value-type="float">
            <text:p>37,51125</text:p>
          </table:table-cell>
          <table:table-cell office:value-type="float" office:value="41.435556" calcext:value-type="float">
            <text:p>41,435556</text:p>
          </table:table-cell>
          <table:table-cell office:value-type="float" office:value="43.057" calcext:value-type="float">
            <text:p>43,057</text:p>
          </table:table-cell>
          <table:table-cell office:value-type="float" office:value="114.609091" calcext:value-type="float">
            <text:p>114,609091</text:p>
          </table:table-cell>
          <table:table-cell office:value-type="float" office:value="98.0075" calcext:value-type="float">
            <text:p>98,0075</text:p>
          </table:table-cell>
          <table:table-cell office:value-type="float" office:value="83.947692" calcext:value-type="float">
            <text:p>83,947692</text:p>
          </table:table-cell>
          <table:table-cell office:value-type="float" office:value="52.541429" calcext:value-type="float">
            <text:p>52,541429</text:p>
          </table:table-cell>
        </table:table-row>
        <table:table-row table:style-name="ro1">
          <table:table-cell office:value-type="string" calcext:value-type="string">
            <text:p>Architecture: NIO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1.38" calcext:value-type="float">
            <text:p>11,38</text:p>
          </table:table-cell>
          <table:table-cell office:value-type="float" office:value="19.73" calcext:value-type="float">
            <text:p>19,73</text:p>
          </table:table-cell>
          <table:table-cell office:value-type="float" office:value="35.76" calcext:value-type="float">
            <text:p>35,76</text:p>
          </table:table-cell>
          <table:table-cell office:value-type="float" office:value="32.8075" calcext:value-type="float">
            <text:p>32,8075</text:p>
          </table:table-cell>
          <table:table-cell office:value-type="float" office:value="37.5" calcext:value-type="float">
            <text:p>37,5</text:p>
          </table:table-cell>
          <table:table-cell office:value-type="float" office:value="37.863333" calcext:value-type="float">
            <text:p>37,863333</text:p>
          </table:table-cell>
          <table:table-cell office:value-type="float" office:value="38.062857" calcext:value-type="float">
            <text:p>38,062857</text:p>
          </table:table-cell>
          <table:table-cell office:value-type="float" office:value="46.92625" calcext:value-type="float">
            <text:p>46,92625</text:p>
          </table:table-cell>
          <table:table-cell office:value-type="float" office:value="56.487778" calcext:value-type="float">
            <text:p>56,487778</text:p>
          </table:table-cell>
          <table:table-cell office:value-type="float" office:value="68.08" calcext:value-type="float">
            <text:p>68,08</text:p>
          </table:table-cell>
          <table:table-cell office:value-type="float" office:value="100.823636" calcext:value-type="float">
            <text:p>100,823636</text:p>
          </table:table-cell>
          <table:table-cell office:value-type="float" office:value="105.846667" calcext:value-type="float">
            <text:p>105,846667</text:p>
          </table:table-cell>
          <table:table-cell office:value-type="float" office:value="117.646154" calcext:value-type="float">
            <text:p>117,646154</text:p>
          </table:table-cell>
          <table:table-cell office:value-type="float" office:value="124.815" calcext:value-type="float">
            <text:p>124,815</text:p>
          </table:table-cell>
        </table:table-row>
        <table:table-row table:style-name="ro1">
          <table:table-cell office:value-type="string" calcext:value-type="string">
            <text:p>Architecture: UDP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8.23" calcext:value-type="float">
            <text:p>18,23</text:p>
          </table:table-cell>
          <table:table-cell office:value-type="float" office:value="17.8" calcext:value-type="float">
            <text:p>17,8</text:p>
          </table:table-cell>
          <table:table-cell office:value-type="float" office:value="20.836667" calcext:value-type="float">
            <text:p>20,836667</text:p>
          </table:table-cell>
          <table:table-cell office:value-type="float" office:value="43.825" calcext:value-type="float">
            <text:p>43,825</text:p>
          </table:table-cell>
          <table:table-cell office:value-type="float" office:value="38.370737" calcext:value-type="float">
            <text:p>38,370737</text:p>
          </table:table-cell>
          <table:table-cell office:value-type="float" office:value="17.359474" calcext:value-type="float">
            <text:p>17,359474</text:p>
          </table:table-cell>
          <table:table-cell office:value-type="float" office:value="18.561353" calcext:value-type="float">
            <text:p>18,561353</text:p>
          </table:table-cell>
          <table:table-cell office:value-type="float" office:value="19.33117" calcext:value-type="float">
            <text:p>19,33117</text:p>
          </table:table-cell>
          <table:table-cell office:value-type="float" office:value="19.334094" calcext:value-type="float">
            <text:p>19,334094</text:p>
          </table:table-cell>
          <table:table-cell office:value-type="float" office:value="20.166637" calcext:value-type="float">
            <text:p>20,166637</text:p>
          </table:table-cell>
          <table:table-cell office:value-type="float" office:value="26.482079" calcext:value-type="float">
            <text:p>26,482079</text:p>
          </table:table-cell>
          <table:table-cell office:value-type="float" office:value="24.41173" calcext:value-type="float">
            <text:p>24,41173</text:p>
          </table:table-cell>
          <table:table-cell office:value-type="float" office:value="23.669277" calcext:value-type="float">
            <text:p>23,669277</text:p>
          </table:table-cell>
          <table:table-cell office:value-type="float" office:value="22.241917" calcext:value-type="float">
            <text:p>22,241917</text:p>
          </table:table-cell>
        </table:table-row>
        <table:table-row table:style-name="ro1">
          <table:table-cell office:value-type="string" calcext:value-type="string">
            <text:p>Architecture: UDP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9.38" calcext:value-type="float">
            <text:p>19,38</text:p>
          </table:table-cell>
          <table:table-cell office:value-type="float" office:value="15.68" calcext:value-type="float">
            <text:p>15,68</text:p>
          </table:table-cell>
          <table:table-cell office:value-type="float" office:value="16.096667" calcext:value-type="float">
            <text:p>16,096667</text:p>
          </table:table-cell>
          <table:table-cell office:value-type="float" office:value="16.1" calcext:value-type="float">
            <text:p>16,1</text:p>
          </table:table-cell>
          <table:table-cell office:value-type="float" office:value="17.412211" calcext:value-type="float">
            <text:p>17,412211</text:p>
          </table:table-cell>
          <table:table-cell office:value-type="float" office:value="16.47807" calcext:value-type="float">
            <text:p>16,47807</text:p>
          </table:table-cell>
          <table:table-cell office:value-type="float" office:value="16.418872" calcext:value-type="float">
            <text:p>16,418872</text:p>
          </table:table-cell>
          <table:table-cell office:value-type="float" office:value="16.616711" calcext:value-type="float">
            <text:p>16,616711</text:p>
          </table:table-cell>
          <table:table-cell office:value-type="float" office:value="15.88462" calcext:value-type="float">
            <text:p>15,88462</text:p>
          </table:table-cell>
          <table:table-cell office:value-type="float" office:value="16.205708" calcext:value-type="float">
            <text:p>16,205708</text:p>
          </table:table-cell>
          <table:table-cell office:value-type="float" office:value="16.176417" calcext:value-type="float">
            <text:p>16,176417</text:p>
          </table:table-cell>
          <table:table-cell office:value-type="float" office:value="16.112154" calcext:value-type="float">
            <text:p>16,112154</text:p>
          </table:table-cell>
          <table:table-cell office:value-type="float" office:value="16.382362" calcext:value-type="float">
            <text:p>16,382362</text:p>
          </table:table-cell>
          <table:table-cell office:value-type="float" office:value="17.350426" calcext:value-type="float">
            <text:p>17,3504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.00.0000</text:date>, <text:time style:data-style-name="N2" text:time-value="18:47:37.05745022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32:20.055590472</meta:creation-date>
    <dc:date>2016-06-02T18:54:11.197664499</dc:date>
    <meta:editing-duration>PT11H24M58S</meta:editing-duration>
    <meta:editing-cycles>4</meta:editing-cycles>
    <meta:generator>LibreOffice/4.2.8.2$Linux_X86_64 LibreOffice_project/420m0$Build-2</meta:generator>
    <meta:document-statistic meta:table-count="1" meta:cell-count="2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0.233cm" svg:height="12.007cm" xlink:href=".." xlink:type="simple" chart:class="chart:scatter" chart:style-name="ch1">
        <chart:title svg:x="11.752cm" svg:y="0.376cm" chart:style-name="ch2">
          <text:p>change_M_metric_query_handler</text:p>
        </chart:title>
        <chart:legend chart:legend-position="end" svg:x="22.142cm" svg:y="3.712cm" style:legend-expansion="high" chart:style-name="ch3"/>
        <chart:plot-area chart:style-name="ch4" table:cell-range-address="Лист1.A5:Лист1.O5 Лист1.B12:Лист1.O13 Лист1.B7:Лист1.O7 Лист1.A11:Лист1.A11 Лист1.A8:Лист1.A8 Лист1.B10:Лист1.O10 Лист1.A14:Лист1.A14 Лист1.B16:Лист1.O16 Лист1.A17:Лист1.A17 Лист1.B19:Лист1.O19 Лист1.A20:Лист1.A20 Лист1.B22:Лист1.O22 Лист1.A23:Лист1.A23 Лист1.B25:Лист1.O25 Лист1.A26:Лист1.A26 Лист1.B28:Лист1.O28 Лист1.A29:Лист1.A29 Лист1.B31:Лист1.O31" chart:data-source-has-labels="both" svg:x="0.604cm" svg:y="1.421cm" svg:width="20.934cm" svg:height="10.346cm">
          <chartooo:coordinate-region svg:x="1.411cm" svg:y="1.62cm" svg:width="19.94cm" svg:height="9.5cm"/>
          <chart:axis chart:dimension="x" chart:name="primary-x" chart:style-name="ch5" chartooo:axis-type="auto">
            <chart:categories table:cell-range-address="Лист1.B5:Лист1.O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7:Лист1.O7" chart:label-cell-address="Лист1.A5:Лист1.A5" chart:class="chart:scatter">
            <chart:domain table:cell-range-address="Лист1.B12:Лист1.O12"/>
            <chart:data-point chart:repeated="14"/>
          </chart:series>
          <chart:series chart:style-name="ch8" chart:values-cell-range-address="Лист1.B13:Лист1.O13" chart:label-cell-address="Лист1.A11:Лист1.A11" chart:class="chart:scatter">
            <chart:data-point chart:repeated="14"/>
          </chart:series>
          <chart:series chart:style-name="ch9" chart:values-cell-range-address="Лист1.B10:Лист1.O10" chart:label-cell-address="Лист1.A8:Лист1.A8" chart:class="chart:scatter">
            <chart:data-point chart:repeated="14"/>
          </chart:series>
          <chart:series chart:style-name="ch10" chart:values-cell-range-address="Лист1.B16:Лист1.O16" chart:label-cell-address="Лист1.A14:Лист1.A14" chart:class="chart:scatter">
            <chart:data-point chart:repeated="14"/>
          </chart:series>
          <chart:series chart:style-name="ch11" chart:values-cell-range-address="Лист1.B19:Лист1.O19" chart:label-cell-address="Лист1.A17:Лист1.A17" chart:class="chart:scatter">
            <chart:data-point chart:repeated="14"/>
          </chart:series>
          <chart:series chart:style-name="ch12" chart:values-cell-range-address="Лист1.B22:Лист1.O22" chart:label-cell-address="Лист1.A20:Лист1.A20" chart:class="chart:scatter">
            <chart:data-point chart:repeated="14"/>
          </chart:series>
          <chart:series chart:style-name="ch13" chart:values-cell-range-address="Лист1.B25:Лист1.O25" chart:label-cell-address="Лист1.A23:Лист1.A23" chart:class="chart:scatter">
            <chart:data-point chart:repeated="14"/>
          </chart:series>
          <chart:series chart:style-name="ch14" chart:values-cell-range-address="Лист1.B28:Лист1.O28" chart:label-cell-address="Лист1.A26:Лист1.A26" chart:class="chart:scatter">
            <chart:data-point chart:repeated="14"/>
          </chart:series>
          <chart:series chart:style-name="ch15" chart:values-cell-range-address="Лист1.B31:Лист1.O31" chart:label-cell-address="Лист1.A29:Лист1.A29" chart:class="chart:scatter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Лист1.B5:Лист1.O5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Лист1.B12:Лист1.O1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Architecture: TCP.OneClientOneThread</text:p>
                <draw:g>
                  <svg:desc>Лист1.A5:Лист1.A5</svg:desc>
                </draw:g>
              </table:table-cell>
              <table:table-cell office:value-type="float" office:value="32.24">
                <text:p>32.24</text:p>
                <draw:g>
                  <svg:desc>Лист1.B7:Лист1.O7</svg:desc>
                </draw:g>
              </table:table-cell>
              <table:table-cell office:value-type="float" office:value="47.535">
                <text:p>47.535</text:p>
              </table:table-cell>
              <table:table-cell office:value-type="float" office:value="57.643333">
                <text:p>57.643333</text:p>
              </table:table-cell>
              <table:table-cell office:value-type="float" office:value="79.2925">
                <text:p>79.2925</text:p>
              </table:table-cell>
              <table:table-cell office:value-type="float" office:value="97.314">
                <text:p>97.314</text:p>
              </table:table-cell>
              <table:table-cell office:value-type="float" office:value="122.065">
                <text:p>122.065</text:p>
              </table:table-cell>
              <table:table-cell office:value-type="float" office:value="169.844286">
                <text:p>169.844286</text:p>
              </table:table-cell>
              <table:table-cell office:value-type="float" office:value="168.46125">
                <text:p>168.46125</text:p>
              </table:table-cell>
              <table:table-cell office:value-type="float" office:value="188.242222">
                <text:p>188.242222</text:p>
              </table:table-cell>
              <table:table-cell office:value-type="float" office:value="232.064">
                <text:p>232.064</text:p>
              </table:table-cell>
              <table:table-cell office:value-type="float" office:value="251.127273">
                <text:p>251.127273</text:p>
              </table:table-cell>
              <table:table-cell office:value-type="float" office:value="260.388333">
                <text:p>260.388333</text:p>
              </table:table-cell>
              <table:table-cell office:value-type="float" office:value="287.780769">
                <text:p>287.780769</text:p>
              </table:table-cell>
              <table:table-cell office:value-type="float" office:value="328.902857">
                <text:p>328.902857</text:p>
              </table:table-cell>
            </table:table-row>
            <table:table-row>
              <table:table-cell office:value-type="string">
                <text:p>Architecture: TCP.CachedThreadPoolServer</text:p>
                <draw:g>
                  <svg:desc>Лист1.A11:Лист1.A11</svg:desc>
                </draw:g>
              </table:table-cell>
              <table:table-cell office:value-type="float" office:value="31.15">
                <text:p>31.15</text:p>
                <draw:g>
                  <svg:desc>Лист1.B13:Лист1.O13</svg:desc>
                </draw:g>
              </table:table-cell>
              <table:table-cell office:value-type="float" office:value="47.295">
                <text:p>47.295</text:p>
              </table:table-cell>
              <table:table-cell office:value-type="float" office:value="75.243333">
                <text:p>75.243333</text:p>
              </table:table-cell>
              <table:table-cell office:value-type="float" office:value="85.01">
                <text:p>85.01</text:p>
              </table:table-cell>
              <table:table-cell office:value-type="float" office:value="98.544">
                <text:p>98.544</text:p>
              </table:table-cell>
              <table:table-cell office:value-type="float" office:value="126.101667">
                <text:p>126.101667</text:p>
              </table:table-cell>
              <table:table-cell office:value-type="float" office:value="157.251429">
                <text:p>157.251429</text:p>
              </table:table-cell>
              <table:table-cell office:value-type="float" office:value="155.9125">
                <text:p>155.9125</text:p>
              </table:table-cell>
              <table:table-cell office:value-type="float" office:value="247.087778">
                <text:p>247.087778</text:p>
              </table:table-cell>
              <table:table-cell office:value-type="float" office:value="226.441">
                <text:p>226.441</text:p>
              </table:table-cell>
              <table:table-cell office:value-type="float" office:value="226.540909">
                <text:p>226.540909</text:p>
              </table:table-cell>
              <table:table-cell office:value-type="float" office:value="257.140833">
                <text:p>257.140833</text:p>
              </table:table-cell>
              <table:table-cell office:value-type="float" office:value="312.423077">
                <text:p>312.423077</text:p>
              </table:table-cell>
              <table:table-cell office:value-type="float" office:value="309.240714">
                <text:p>309.240714</text:p>
              </table:table-cell>
            </table:table-row>
            <table:table-row>
              <table:table-cell office:value-type="string">
                <text:p>Architecture: NIO.OneThread</text:p>
                <draw:g>
                  <svg:desc>Лист1.A8:Лист1.A8</svg:desc>
                </draw:g>
              </table:table-cell>
              <table:table-cell office:value-type="float" office:value="19.7">
                <text:p>19.7</text:p>
                <draw:g>
                  <svg:desc>Лист1.B10:Лист1.O10</svg:desc>
                </draw:g>
              </table:table-cell>
              <table:table-cell office:value-type="float" office:value="22.115">
                <text:p>22.115</text:p>
              </table:table-cell>
              <table:table-cell office:value-type="float" office:value="34.63">
                <text:p>34.63</text:p>
              </table:table-cell>
              <table:table-cell office:value-type="float" office:value="37.1075">
                <text:p>37.1075</text:p>
              </table:table-cell>
              <table:table-cell office:value-type="float" office:value="47.612">
                <text:p>47.612</text:p>
              </table:table-cell>
              <table:table-cell office:value-type="float" office:value="61.335">
                <text:p>61.335</text:p>
              </table:table-cell>
              <table:table-cell office:value-type="float" office:value="95.282857">
                <text:p>95.282857</text:p>
              </table:table-cell>
              <table:table-cell office:value-type="float" office:value="93.18625">
                <text:p>93.18625</text:p>
              </table:table-cell>
              <table:table-cell office:value-type="float" office:value="123.071111">
                <text:p>123.071111</text:p>
              </table:table-cell>
              <table:table-cell office:value-type="float" office:value="132.229">
                <text:p>132.229</text:p>
              </table:table-cell>
              <table:table-cell office:value-type="float" office:value="129.134545">
                <text:p>129.134545</text:p>
              </table:table-cell>
              <table:table-cell office:value-type="float" office:value="129.715833">
                <text:p>129.715833</text:p>
              </table:table-cell>
              <table:table-cell office:value-type="float" office:value="149.449231">
                <text:p>149.449231</text:p>
              </table:table-cell>
              <table:table-cell office:value-type="float" office:value="131.022143">
                <text:p>131.022143</text:p>
              </table:table-cell>
            </table:table-row>
            <table:table-row>
              <table:table-cell office:value-type="string">
                <text:p>Architecture: TCP.NewQueryNewConnection</text:p>
                <draw:g>
                  <svg:desc>Лист1.A14:Лист1.A14</svg:desc>
                </draw:g>
              </table:table-cell>
              <table:table-cell office:value-type="float" office:value="11.27">
                <text:p>11.27</text:p>
                <draw:g>
                  <svg:desc>Лист1.B16:Лист1.O16</svg:desc>
                </draw:g>
              </table:table-cell>
              <table:table-cell office:value-type="float" office:value="9.935">
                <text:p>9.935</text:p>
              </table:table-cell>
              <table:table-cell office:value-type="float" office:value="9.826667">
                <text:p>9.826667</text:p>
              </table:table-cell>
              <table:table-cell office:value-type="float" office:value="10.615">
                <text:p>10.615</text:p>
              </table:table-cell>
              <table:table-cell office:value-type="float" office:value="12.032">
                <text:p>12.032</text:p>
              </table:table-cell>
              <table:table-cell office:value-type="float" office:value="9.963333">
                <text:p>9.963333</text:p>
              </table:table-cell>
              <table:table-cell office:value-type="float" office:value="10.91">
                <text:p>10.91</text:p>
              </table:table-cell>
              <table:table-cell office:value-type="float" office:value="8.3925">
                <text:p>8.3925</text:p>
              </table:table-cell>
              <table:table-cell office:value-type="float" office:value="11.587778">
                <text:p>11.587778</text:p>
              </table:table-cell>
              <table:table-cell office:value-type="float" office:value="12.447">
                <text:p>12.447</text:p>
              </table:table-cell>
              <table:table-cell office:value-type="float" office:value="8.667273">
                <text:p>8.667273</text:p>
              </table:table-cell>
              <table:table-cell office:value-type="float" office:value="10.4775">
                <text:p>10.4775</text:p>
              </table:table-cell>
              <table:table-cell office:value-type="float" office:value="9.26">
                <text:p>9.26</text:p>
              </table:table-cell>
              <table:table-cell office:value-type="float" office:value="9.045">
                <text:p>9.045</text:p>
              </table:table-cell>
            </table:table-row>
            <table:table-row>
              <table:table-cell office:value-type="string">
                <text:p>Architecture: NIO.CachedThreadPool</text:p>
                <draw:g>
                  <svg:desc>Лист1.A17:Лист1.A17</svg:desc>
                </draw:g>
              </table:table-cell>
              <table:table-cell office:value-type="float" office:value="13.35">
                <text:p>13.35</text:p>
                <draw:g>
                  <svg:desc>Лист1.B19:Лист1.O19</svg:desc>
                </draw:g>
              </table:table-cell>
              <table:table-cell office:value-type="float" office:value="15.18">
                <text:p>15.18</text:p>
              </table:table-cell>
              <table:table-cell office:value-type="float" office:value="20.986667">
                <text:p>20.986667</text:p>
              </table:table-cell>
              <table:table-cell office:value-type="float" office:value="22.945">
                <text:p>22.945</text:p>
              </table:table-cell>
              <table:table-cell office:value-type="float" office:value="25.12">
                <text:p>25.12</text:p>
              </table:table-cell>
              <table:table-cell office:value-type="float" office:value="33.128333">
                <text:p>33.128333</text:p>
              </table:table-cell>
              <table:table-cell office:value-type="float" office:value="37.692857">
                <text:p>37.692857</text:p>
              </table:table-cell>
              <table:table-cell office:value-type="float" office:value="45.58375">
                <text:p>45.58375</text:p>
              </table:table-cell>
              <table:table-cell office:value-type="float" office:value="52.438889">
                <text:p>52.438889</text:p>
              </table:table-cell>
              <table:table-cell office:value-type="float" office:value="53.767">
                <text:p>53.767</text:p>
              </table:table-cell>
              <table:table-cell office:value-type="float" office:value="56.265455">
                <text:p>56.265455</text:p>
              </table:table-cell>
              <table:table-cell office:value-type="float" office:value="60.0725">
                <text:p>60.0725</text:p>
              </table:table-cell>
              <table:table-cell office:value-type="float" office:value="65.506154">
                <text:p>65.506154</text:p>
              </table:table-cell>
              <table:table-cell office:value-type="float" office:value="62.857857">
                <text:p>62.857857</text:p>
              </table:table-cell>
            </table:table-row>
            <table:table-row>
              <table:table-cell office:value-type="string">
                <text:p>Architecture: NIO.FixedThreadPool</text:p>
                <draw:g>
                  <svg:desc>Лист1.A20:Лист1.A20</svg:desc>
                </draw:g>
              </table:table-cell>
              <table:table-cell office:value-type="float" office:value="12.25">
                <text:p>12.25</text:p>
                <draw:g>
                  <svg:desc>Лист1.B22:Лист1.O22</svg:desc>
                </draw:g>
              </table:table-cell>
              <table:table-cell office:value-type="float" office:value="27.895">
                <text:p>27.895</text:p>
              </table:table-cell>
              <table:table-cell office:value-type="float" office:value="41.753333">
                <text:p>41.753333</text:p>
              </table:table-cell>
              <table:table-cell office:value-type="float" office:value="52.2725">
                <text:p>52.2725</text:p>
              </table:table-cell>
              <table:table-cell office:value-type="float" office:value="52.92">
                <text:p>52.92</text:p>
              </table:table-cell>
              <table:table-cell office:value-type="float" office:value="70.948333">
                <text:p>70.948333</text:p>
              </table:table-cell>
              <table:table-cell office:value-type="float" office:value="56.481429">
                <text:p>56.481429</text:p>
              </table:table-cell>
              <table:table-cell office:value-type="float" office:value="37.51125">
                <text:p>37.51125</text:p>
              </table:table-cell>
              <table:table-cell office:value-type="float" office:value="41.435556">
                <text:p>41.435556</text:p>
              </table:table-cell>
              <table:table-cell office:value-type="float" office:value="43.057">
                <text:p>43.057</text:p>
              </table:table-cell>
              <table:table-cell office:value-type="float" office:value="114.609091">
                <text:p>114.609091</text:p>
              </table:table-cell>
              <table:table-cell office:value-type="float" office:value="98.0075">
                <text:p>98.0075</text:p>
              </table:table-cell>
              <table:table-cell office:value-type="float" office:value="83.947692">
                <text:p>83.947692</text:p>
              </table:table-cell>
              <table:table-cell office:value-type="float" office:value="52.541429">
                <text:p>52.541429</text:p>
              </table:table-cell>
            </table:table-row>
            <table:table-row>
              <table:table-cell office:value-type="string">
                <text:p>Architecture: NIO.NewQueryNewThread</text:p>
                <draw:g>
                  <svg:desc>Лист1.A23:Лист1.A23</svg:desc>
                </draw:g>
              </table:table-cell>
              <table:table-cell office:value-type="float" office:value="11.38">
                <text:p>11.38</text:p>
                <draw:g>
                  <svg:desc>Лист1.B25:Лист1.O25</svg:desc>
                </draw:g>
              </table:table-cell>
              <table:table-cell office:value-type="float" office:value="19.73">
                <text:p>19.73</text:p>
              </table:table-cell>
              <table:table-cell office:value-type="float" office:value="35.76">
                <text:p>35.76</text:p>
              </table:table-cell>
              <table:table-cell office:value-type="float" office:value="32.8075">
                <text:p>32.8075</text:p>
              </table:table-cell>
              <table:table-cell office:value-type="float" office:value="37.5">
                <text:p>37.5</text:p>
              </table:table-cell>
              <table:table-cell office:value-type="float" office:value="37.863333">
                <text:p>37.863333</text:p>
              </table:table-cell>
              <table:table-cell office:value-type="float" office:value="38.062857">
                <text:p>38.062857</text:p>
              </table:table-cell>
              <table:table-cell office:value-type="float" office:value="46.92625">
                <text:p>46.92625</text:p>
              </table:table-cell>
              <table:table-cell office:value-type="float" office:value="56.487778">
                <text:p>56.487778</text:p>
              </table:table-cell>
              <table:table-cell office:value-type="float" office:value="68.08">
                <text:p>68.08</text:p>
              </table:table-cell>
              <table:table-cell office:value-type="float" office:value="100.823636">
                <text:p>100.823636</text:p>
              </table:table-cell>
              <table:table-cell office:value-type="float" office:value="105.846667">
                <text:p>105.846667</text:p>
              </table:table-cell>
              <table:table-cell office:value-type="float" office:value="117.646154">
                <text:p>117.646154</text:p>
              </table:table-cell>
              <table:table-cell office:value-type="float" office:value="124.815">
                <text:p>124.815</text:p>
              </table:table-cell>
            </table:table-row>
            <table:table-row>
              <table:table-cell office:value-type="string">
                <text:p>Architecture: UDP.FixedThreadPool</text:p>
                <draw:g>
                  <svg:desc>Лист1.A26:Лист1.A26</svg:desc>
                </draw:g>
              </table:table-cell>
              <table:table-cell office:value-type="float" office:value="18.23">
                <text:p>18.23</text:p>
                <draw:g>
                  <svg:desc>Лист1.B28:Лист1.O28</svg:desc>
                </draw:g>
              </table:table-cell>
              <table:table-cell office:value-type="float" office:value="17.8">
                <text:p>17.8</text:p>
              </table:table-cell>
              <table:table-cell office:value-type="float" office:value="20.836667">
                <text:p>20.836667</text:p>
              </table:table-cell>
              <table:table-cell office:value-type="float" office:value="43.825">
                <text:p>43.825</text:p>
              </table:table-cell>
              <table:table-cell office:value-type="float" office:value="38.370737">
                <text:p>38.370737</text:p>
              </table:table-cell>
              <table:table-cell office:value-type="float" office:value="17.359474">
                <text:p>17.359474</text:p>
              </table:table-cell>
              <table:table-cell office:value-type="float" office:value="18.561353">
                <text:p>18.561353</text:p>
              </table:table-cell>
              <table:table-cell office:value-type="float" office:value="19.33117">
                <text:p>19.33117</text:p>
              </table:table-cell>
              <table:table-cell office:value-type="float" office:value="19.334094">
                <text:p>19.334094</text:p>
              </table:table-cell>
              <table:table-cell office:value-type="float" office:value="20.166637">
                <text:p>20.166637</text:p>
              </table:table-cell>
              <table:table-cell office:value-type="float" office:value="26.482079">
                <text:p>26.482079</text:p>
              </table:table-cell>
              <table:table-cell office:value-type="float" office:value="24.41173">
                <text:p>24.41173</text:p>
              </table:table-cell>
              <table:table-cell office:value-type="float" office:value="23.669277">
                <text:p>23.669277</text:p>
              </table:table-cell>
              <table:table-cell office:value-type="float" office:value="22.241917">
                <text:p>22.241917</text:p>
              </table:table-cell>
            </table:table-row>
            <table:table-row>
              <table:table-cell office:value-type="string">
                <text:p>Architecture: UDP.NewQueryNewThread</text:p>
                <draw:g>
                  <svg:desc>Лист1.A29:Лист1.A29</svg:desc>
                </draw:g>
              </table:table-cell>
              <table:table-cell office:value-type="float" office:value="19.38">
                <text:p>19.38</text:p>
                <draw:g>
                  <svg:desc>Лист1.B31:Лист1.O31</svg:desc>
                </draw:g>
              </table:table-cell>
              <table:table-cell office:value-type="float" office:value="15.68">
                <text:p>15.68</text:p>
              </table:table-cell>
              <table:table-cell office:value-type="float" office:value="16.096667">
                <text:p>16.096667</text:p>
              </table:table-cell>
              <table:table-cell office:value-type="float" office:value="16.1">
                <text:p>16.1</text:p>
              </table:table-cell>
              <table:table-cell office:value-type="float" office:value="17.412211">
                <text:p>17.412211</text:p>
              </table:table-cell>
              <table:table-cell office:value-type="float" office:value="16.47807">
                <text:p>16.47807</text:p>
              </table:table-cell>
              <table:table-cell office:value-type="float" office:value="16.418872">
                <text:p>16.418872</text:p>
              </table:table-cell>
              <table:table-cell office:value-type="float" office:value="16.616711">
                <text:p>16.616711</text:p>
              </table:table-cell>
              <table:table-cell office:value-type="float" office:value="15.88462">
                <text:p>15.88462</text:p>
              </table:table-cell>
              <table:table-cell office:value-type="float" office:value="16.205708">
                <text:p>16.205708</text:p>
              </table:table-cell>
              <table:table-cell office:value-type="float" office:value="16.176417">
                <text:p>16.176417</text:p>
              </table:table-cell>
              <table:table-cell office:value-type="float" office:value="16.112154">
                <text:p>16.112154</text:p>
              </table:table-cell>
              <table:table-cell office:value-type="float" office:value="16.382362">
                <text:p>16.382362</text:p>
              </table:table-cell>
              <table:table-cell office:value-type="float" office:value="17.350426">
                <text:p>17.3504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